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313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069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1667in"/>
    </style:style>
    <style:style style:name="Tabela2.C" style:family="table-column">
      <style:table-column-properties style:column-width="1.8285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ns42:paragraph-rsid="023a5770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ns42:paragraph-rsid="023a5770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ns42:paragraph-rsid="02423a02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ns42:paragraph-rsid="024695df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ns42:rsid="01ac4345" ns42:paragraph-rsid="023a5770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ns42:rsid="21b89967" ns42:paragraph-rsid="02aea4f7" fo:background-color="#ffff00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paragraph-rsid="023a5770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ns42:rsid="01ee2856" ns42:paragraph-rsid="02c14a31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paragraph-rsid="023a5770" style:font-size-asian="12pt" style:font-name-complex="Liberation Serif" style:font-size-complex="12pt"/>
    </style:style>
    <style:style style:name="P15" style:family="paragraph" style:parent-style-name="Standard">
      <style:text-properties fo:font-size="6pt" ns42:paragraph-rsid="023a5770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rsid="01f3bcb4" ns42:paragraph-rsid="023a5770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text-line-through-style="none" style:text-line-through-type="none" style:font-name="Times New Roman" fo:font-size="12pt" ns42:rsid="0202bdeb" ns42:paragraph-rsid="023a5770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rsid="01f784b2" ns42:paragraph-rsid="023a5770" fo:background-color="transparent" style:font-size-asian="12pt" style:font-name-complex="Liberation Serif" style:font-size-complex="12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font-name="Times New Roman" fo:font-size="12pt" ns42:rsid="02a975db" ns42:paragraph-rsid="02aa6c61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rsid="013a9746" ns42:paragraph-rsid="023a5770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2pt" fo:font-weight="normal" ns42:rsid="02844a0d" ns42:paragraph-rsid="02844a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language="en" fo:country="US" ns42:rsid="020892cf" ns42:paragraph-rsid="023a5770" style:font-size-asian="12pt" style:font-name-complex="Liberation Serif" style:font-size-complex="12pt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fo:language="en" fo:country="US" ns42:rsid="028b7c78" ns42:paragraph-rsid="028b7c78" style:font-size-asian="12pt" style:font-name-complex="Liberation Serif" style:font-size-complex="12pt"/>
    </style:style>
    <style:style style:name="P27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Times New Roman" fo:font-size="12pt" ns42:rsid="028b7c78" ns42:paragraph-rsid="028b7c78" style:font-size-asian="12pt" style:font-name-complex="Times New Roman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6pt" ns42:paragraph-rsid="023a5770" style:font-size-asian="6pt" style:font-size-complex="6pt"/>
    </style:style>
    <style:style style:name="P29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rsid="01f90abc" ns42:paragraph-rsid="023a5770" style:font-size-asian="12pt" style:font-name-complex="Liberation Serif" style:font-size-complex="12pt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ns42:rsid="0079818c" ns42:paragraph-rsid="023a5770" style:font-size-asian="12pt" style:font-name-complex="Liberation Serif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ns42:rsid="02b7b28a" ns42:paragraph-rsid="02b7b28a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ns42:paragraph-rsid="02c14a31"/>
    </style:style>
    <style:style style:name="P34" style:family="paragraph" style:parent-style-name="Standard" style:list-style-name="L1">
      <style:paragraph-properties fo:text-align="start" style:justify-single-word="false"/>
      <style:text-properties ns42:paragraph-rsid="023a5770"/>
    </style:style>
    <style:style style:name="P35" style:family="paragraph" style:parent-style-name="Standard">
      <style:paragraph-properties fo:text-align="center" style:justify-single-word="false"/>
      <style:text-properties ns42:paragraph-rsid="023a5770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ns42:paragraph-rsid="023a5770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ns42:paragraph-rsid="023a5770"/>
    </style:style>
    <style:style style:name="P38" style:family="paragraph" style:parent-style-name="Standard">
      <style:paragraph-properties fo:margin-top="0in" fo:margin-bottom="0in" style:contextual-spacing="false"/>
      <style:text-properties ns42:paragraph-rsid="023a5770"/>
    </style:style>
    <style:style style:name="P39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0" style:family="paragraph" style:parent-style-name="Standard">
      <style:paragraph-properties fo:margin-top="0in" fo:margin-bottom="0in" style:contextual-spacing="false"/>
      <style:text-properties ns42:paragraph-rsid="0009b5c4"/>
    </style:style>
    <style:style style:name="P41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ns42:paragraph-rsid="0009b5c4"/>
    </style:style>
    <style:style style:name="P42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ns42:paragraph-rsid="0009b5c4"/>
    </style:style>
    <style:style style:name="P43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ns42:paragraph-rsid="0009b5c4" style:font-name-asian="Times New Roman" style:font-size-asian="12pt" style:font-weight-asian="bold" style:font-name-complex="Times New Roman" style:font-size-complex="12pt" style:font-weight-complex="bold"/>
    </style:style>
    <style:style style:name="P44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in" fo:margin-bottom="0in" style:contextual-spacing="false"/>
      <style:text-properties style:font-name="Times New Roman" fo:font-size="12pt" ns42:paragraph-rsid="0009b5c4" style:font-size-asian="12pt" style:font-name-complex="Times New Roman" style:font-size-complex="12pt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ns42:paragraph-rsid="0009b5c4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13" style:family="text">
      <style:text-properties ns42:rsid="01afe324"/>
    </style:style>
    <style:style style:name="T18" style:family="text">
      <style:text-properties ns42:rsid="0228caf0"/>
    </style:style>
    <style:style style:name="T20" style:family="text">
      <style:text-properties ns42:rsid="0243686b"/>
    </style:style>
    <style:style style:name="T23" style:family="text">
      <style:text-properties ns42:rsid="02aea4f7"/>
    </style:style>
    <style:style style:name="T24" style:family="text">
      <style:text-properties ns42:rsid="02b7b28a"/>
    </style:style>
    <style:style style:name="T25" style:family="text">
      <style:text-properties ns42:rsid="0295fba1"/>
    </style:style>
    <style:style style:name="T32" style:family="text">
      <style:text-properties ns42:rsid="02afcd94"/>
    </style:style>
    <style:style style:name="T33" style:family="text">
      <style:text-properties ns42:rsid="02b0d362"/>
    </style:style>
    <style:style style:name="T34" style:family="text">
      <style:text-properties ns42:rsid="0202bdeb"/>
    </style:style>
    <style:style style:name="T36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42" style:family="text">
      <style:text-properties fo:color="#000000" loext:opacity="100%" style:font-name="Times New Roman" fo:font-size="12pt" fo:font-weight="bold" ns42:rsid="01e438b8" style:font-name-asian="Liberation Serif" style:font-size-asian="12pt" style:font-weight-asian="bold" style:font-name-complex="Liberation Serif" style:font-size-complex="12pt" style:font-weight-complex="bold"/>
    </style:style>
    <style:style style:name="T43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4" style:family="text">
      <style:text-properties fo:color="#000000" loext:opacity="100%" style:font-name="Times New Roman" fo:font-size="12pt" fo:font-weight="bold" ns42:rsid="00f267ca" style:font-name-asian="Liberation Serif" style:font-size-asian="12pt" style:font-weight-asian="bold" style:font-name-complex="Liberation Serif" style:font-size-complex="12pt" style:font-weight-complex="bold"/>
    </style:style>
    <style:style style:name="T45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46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7" style:family="text">
      <style:text-properties ns42:rsid="021d873d"/>
    </style:style>
    <style:style style:name="T48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49" style:family="text">
      <style:text-properties ns42:rsid="017c7e24"/>
    </style:style>
    <style:style style:name="T50" style:family="text">
      <style:text-properties style:font-name="Times New Roman" fo:font-size="12pt" fo:font-weight="bold" ns42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PERNOITE PARA O DIA: 14 DE JULHO DE 2025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- SGT DE DIA: 2° SGT FELIPE AUGUSTO</text:p>
          </table:table-cell>
          <table:table-cell table:style-name="Tabela1.A1" office:value-type="string">
            <text:p text:style-name="P10">0<text:span text:style-name="T13">1</text:span>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- CB DE DIA: CB SILVESTRE</text:p>
          </table:table-cell>
          <table:table-cell table:style-name="Tabela1.A1" office:value-type="string">
            <text:p text:style-name="P12">0<text:span text:style-name="T18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- PLANTÕES: SD MENEZES, SD EV FERREIRA, SD EV TULIO</text:p>
          </table:table-cell>
          <table:table-cell table:style-name="Tabela1.A1" office:value-type="string">
            <text:p text:style-name="P12">0<text:span text:style-name="T20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20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-</text:p>
          </table:table-cell>
          <table:table-cell table:style-name="Tabela2.C3" office:value-type="string">
            <text:p text:style-name="P18">0<text:span text:style-name="T23">0</text:span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9">-</text:p>
          </table:table-cell>
          <table:table-cell table:style-name="Tabela2.C3" office:value-type="string">
            <text:p text:style-name="P20">0<text:span text:style-name="T24">0</text:span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1">-</text:p>
          </table:table-cell>
          <table:table-cell table:style-name="Tabela2.A1" office:value-type="string">
            <text:p text:style-name="P22">0<text:span text:style-name="T25">0</text:span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>- MOTORISTA DE DIA: SD FONSECASD WYLLER PAIVA- PERMANENCIA ENFERMARIASD WYLLER PAIVA- GDA QTL: SD EV ANJOS, SD EV CHAVES</text:p>
          </table:table-cell>
          <table:table-cell table:style-name="Tabela2.A1" office:value-type="string">
            <text:p text:style-name="P26">0<text:span text:style-name="T32">4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7">0<text:span text:style-name="T33">4</text:span></text:p>
          </table:table-cell>
          <table:covered-table-cell/>
        </table:table-row>
      </table:table>
      <text:p text:style-name="P2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9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1">0<text:span text:style-name="T34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2">09</text:p>
          </table:table-cell>
        </table:table-row>
      </table:table>
      <text:list text:style-name="L1">
        <text:list-header>
          <text:p text:style-name="P33">Quartel em São João del-Rei-MG, 14 de Julho de 2025.</text:p>
          <text:p text:style-name="P34"><text:span text:style-name="Fonte_20_parág._20_padrão"><text:span text:style-name="T36"/></text:span></text:p>
        </text:list-header>
      </text:list>
      <text:p text:style-name="P35"><text:bookmark text:name="wpaicg-chat-message-76632"/><text:span text:style-name="Fonte_20_parág._20_padrão"><text:span text:style-name="T42"><text:s text:c="375"/></text:span></text:span></text:p>
      <text:p text:style-name="P36"><text:span text:style-name="Fonte_20_parág._20_padrão"><text:span text:style-name="T42"><text:s/></text:span></text:span><text:span text:style-name="Fonte_20_parág._20_padrão"><text:span text:style-name="T43"><text:s text:c="2"/></text:span></text:span><text:span text:style-name="Fonte_20_parág._20_padrão"><text:span text:style-name="T44">FELIPE</text:span></text:span><text:span text:style-name="Fonte_20_parág._20_padrão"><text:span text:style-name="T43"> CARLOS </text:span></text:span><text:span text:style-name="Fonte_20_parág._20_padrão"><text:span text:style-name="T44">CHAVES</text:span></text:span><text:span text:style-name="Fonte_20_parág._20_padrão"><text:span text:style-name="T43"> <text:s/>– </text:span></text:span><text:span text:style-name="Fonte_20_parág._20_padrão"><text:span text:style-name="T44">1</text:span></text:span><text:span text:style-name="Fonte_20_parág._20_padrão"><text:span text:style-name="T43">° SGT</text:span></text:span></text:p>
      <text:p text:style-name="P37"><text:span text:style-name="Fonte_20_parág._20_padrão"><text:span text:style-name="T43"><text:s text:c="61"/>Sgte da Cia C Ap</text:span></text:span></text:p>
      <text:p text:style-name="P36"><text:span text:style-name="Fonte_20_parág._20_padrão"><text:span text:style-name="T43"/></text:span></text:p>
      <text:p text:style-name="P38"><text:span text:style-name="Fonte_20_parág._20_padrão"><text:span text:style-name="T43"><text:s text:c="8"/></text:span></text:span><text:span text:style-name="T45">(REVISTA DE PESSOAL – LETRA E), DO INCISO II, DO ART. 268 DO RISG – R1) <text:s text:c="4"/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9"/>
            <text:p text:style-name="P40"><text:span text:style-name="Fonte_20_parág._20_padrão"><text:span text:style-name="T46"><text:s text:c="15"/></text:span></text:span><text:span text:style-name="Fonte_20_parág._20_padrão"><text:span text:style-name="T1">Visto</text:span></text:span></text:p>
            <text:p text:style-name="P41"/>
            <text:p text:style-name="P42"><text:soft-page-break/>___ <text:s text:c="11"/><text:span text:style-name="T47">____</text:span>_______</text:p>
            <text:p text:style-name="P43"><text:s text:c="9"/>OF DE DIA</text:p>
            <text:p text:style-name="P40"><text:span text:style-name="Fonte_20_parág._20_padrão"><text:span text:style-name="T48"><text:s text:c="71"/></text:span></text:span><text:span text:style-name="Fonte_20_parág._20_padrão"><text:span text:style-name="T46">( <text:s text:c="7"/>) PERNOITE SEM ALTERAÇÃO</text:span></text:span></text:p>
            <text:p text:style-name="P44"/>
            <text:p text:style-name="P44"/>
            <text:p text:style-name="P40"><text:span text:style-name="Fonte_20_parág._20_padrão"><text:span text:style-name="T48"><text:s text:c="71"/></text:span></text:span><text:span text:style-name="Fonte_20_parág._20_padrão"><text:span text:style-name="T46">( <text:s text:c="7"/>) PERNOITE COM ALTERAÇÃO</text:span></text:span></text:p>
            <text:p text:style-name="P44"/>
            <text:p text:style-name="P44"/>
            <text:p text:style-name="P44"/>
            <text:p text:style-name="P44"/>
            <text:p text:style-name="P44"/>
            <text:p text:style-name="P40"><text:span text:style-name="Fonte_20_parág._20_padrão"><text:span text:style-name="T46">DESCRIÇÃO DA ALTERAÇÃO</text:span></text:span><text:span text:style-name="Fonte_20_parág._20_padrão"><text:span text:style-name="T5">:</text:span></text:span></text:p>
            <text:p text:style-name="P45">_____________________________________________________________________________<text:span text:style-name="T49">_________</text:span></text:p>
            <text:p text:style-name="P44"/>
            <text:p text:style-name="P40"><text:span text:style-name="Fonte_20_parág._20_padrão"><text:span text:style-name="T46">_____________________________________________________________________________</text:span></text:span><text:span text:style-name="Fonte_20_parág._20_padrão"><text:span text:style-name="T50">_________</text:span>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<text:span text:style-name="T49">_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6"/>
            <text:p text:style-name="P46">________________</text:p>
            <text:p text:style-name="P47">Sgt Dia da CCAp</text:p>
            <text:p text:style-name="P47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10-14T07:14:52.767000000</meta:creation-date>
    <dc:date>2025-07-14T18:17:57.392454100</dc:date>
    <meta:editing-duration>P3DT17H44M35S</meta:editing-duration>
    <meta:editing-cycles>463</meta:editing-cycles>
    <meta:print-date>2025-07-09T15:02:32.690000000</meta:print-date>
    <meta:document-statistic meta:table-count="5" meta:image-count="0" meta:object-count="0" meta:page-count="2" meta:paragraph-count="89" meta:word-count="211" meta:character-count="3171" meta:non-whitespace-character-count="22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4.1</meta:generator>
  </office:meta>
</office:document-meta>
</file>